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897" officeooo:paragraph-rsid="000d1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 będzie help do aplikacji PomiarWiązk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4:56:22.952509464</meta:creation-date>
    <dc:date>2026-02-12T14:58:46.939103241</dc:date>
    <meta:editing-duration>PT2M26S</meta:editing-duration>
    <meta:editing-cycles>1</meta:editing-cycles>
    <meta:document-statistic meta:table-count="0" meta:image-count="0" meta:object-count="0" meta:page-count="1" meta:paragraph-count="1" meta:word-count="6" meta:character-count="40" meta:non-whitespace-character-count="35"/>
    <meta:generator>LibreOffice/24.2.7.2$Linux_X86_64 LibreOffice_project/420$Build-2</meta:generator>
  </office:meta>
</office:document-meta>
</file>